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2023-03-28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6008" calcext:value-type="float">
            <text:p>38.9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2021-03-15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3752" calcext:value-type="float">
            <text:p>35.35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2856" calcext:value-type="float">
            <text:p>35.04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6216" calcext:value-type="float">
            <text:p>35.25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1024" calcext:value-type="float">
            <text:p>37.91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7392" calcext:value-type="float">
            <text:p>33.99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4296" calcext:value-type="float">
            <text:p>35.13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6384" calcext:value-type="float">
            <text:p>35.07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9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9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9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9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9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9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9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9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9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8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8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8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8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8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8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8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8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8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8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8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8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8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8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8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8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8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8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8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8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7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7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7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7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7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7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7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7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6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6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6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6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6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6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6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6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6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6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6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6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6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6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6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6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6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6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6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6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6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6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6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35111594501</text:p>
          </table:table-cell>
          <table:table-cell office:value-type="string" calcext:value-type="string">
            <text:p>196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51" meta:object-count="0"/>
    <meta:user-defined meta:name="AppVersion">3.0</meta:user-defined>
  </office:meta>
</office:document-meta>
</file>